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Normal_20_4">
      <style:table-cell-properties style:rotation-align="none"/>
    </style:style>
    <style:style style:name="ce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Mali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Country ISO</text:p>
          </table:table-cell>
          <table:table-cell table:style-name="ce6" office:value-type="string" calcext:value-type="string">
            <text:p>Reported Perpetrator</text:p>
          </table:table-cell>
          <table:table-cell table:style-name="ce6" office:value-type="string" calcext:value-type="string">
            <text:p>Reported Perpetrator Name</text:p>
          </table:table-cell>
          <table:table-cell table:style-name="ce6" office:value-type="string" calcext:value-type="string">
            <text:p>Weapon Carried/Used</text:p>
          </table:table-cell>
          <table:table-cell table:style-name="ce6" office:value-type="string" calcext:value-type="string">
            <text:p>Number of Attacks on Health Facilities Reporting Destruction</text:p>
          </table:table-cell>
          <table:table-cell table:style-name="ce6" office:value-type="string" calcext:value-type="string">
            <text:p>Number of Attacks on Health Facilities Reporting Damaged</text:p>
          </table:table-cell>
          <table:table-cell table:style-name="ce6" office:value-type="string" calcext:value-type="string">
            <text:p>Forceful Entry into Health Facility</text:p>
          </table:table-cell>
          <table:table-cell table:style-name="ce6" office:value-type="string" calcext:value-type="string">
            <text:p>Occupation of Health Facility</text:p>
          </table:table-cell>
          <table:table-cell table:style-name="ce6" office:value-type="string" calcext:value-type="string">
            <text:p>Health Transportation Destroyed</text:p>
          </table:table-cell>
          <table:table-cell table:style-name="ce6" office:value-type="string" calcext:value-type="string">
            <text:p>Health Transportation Damaged</text:p>
          </table:table-cell>
          <table:table-cell table:style-name="ce6" office:value-type="string" calcext:value-type="string">
            <text:p>Health Transportation Stolen/Highjacked</text:p>
          </table:table-cell>
          <table:table-cell table:style-name="ce6" office:value-type="string" calcext:value-type="string">
            <text:p>Looting/Theft/Robbery/Burglary of Health Supplies</text:p>
          </table:table-cell>
          <table:table-cell table:style-name="ce6" office:value-type="string" calcext:value-type="string">
            <text:p>Access Denied or Obstructed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Known Kidnapping or Arrest Outcome</text:p>
          </table:table-cell>
          <table:table-cell table:style-name="ce6" office:value-type="string" calcext:value-type="string">
            <text:p>Health Workers Threatened</text:p>
          </table:table-cell>
          <table:table-cell table:style-name="ce6" office:value-type="string" calcext:value-type="string">
            <text:p>Health Workers Assaulted</text:p>
          </table:table-cell>
          <table:table-cell table:style-name="ce6" office:value-type="string" calcext:value-type="string">
            <text:p>Health Workers Sexually Assaulted</text:p>
          </table:table-cell>
          <table:table-cell table:style-name="ce6" office:value-type="string" calcext:value-type="string">
            <text:p>Reported Health Worker Profession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International Health Workers Working Within The Aid System Kill</text:p>
          </table:table-cell>
          <table:table-cell table:style-name="ce6" office:value-type="string" calcext:value-type="string">
            <text:p>International Health Worker Outside The Aid Structure Killed</text:p>
          </table:table-cell>
          <table:table-cell table:style-name="ce6" office:value-type="string" calcext:value-type="string">
            <text:p>National Employees of International Aid Agencies Killed</text:p>
          </table:table-cell>
          <table:table-cell table:style-name="ce6" office:value-type="string" calcext:value-type="string">
            <text:p>National Employees of Local NGO Killed</text:p>
          </table:table-cell>
          <table:table-cell table:style-name="ce6" office:value-type="string" calcext:value-type="string">
            <text:p>Health Worker Working Within National Health Structure Kill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Health Workers Working for INGO, ICRC or UN Killed</text:p>
          </table:table-cell>
          <table:table-cell table:style-name="ce6" office:value-type="string" calcext:value-type="string">
            <text:p>Health Workers Working for LNGO, <text:s/>NGO or National Society of th</text:p>
          </table:table-cell>
          <table:table-cell table:style-name="ce6" office:value-type="string" calcext:value-type="string">
            <text:p>Health Workers Working for local health structure killed</text:p>
          </table:table-cell>
          <table:table-cell table:style-name="ce6" office:value-type="string" calcext:value-type="string">
            <text:p>Health Workers Killed In Captivity</text:p>
          </table:table-cell>
          <table:table-cell table:style-name="ce6" office:value-type="string" calcext:value-type="string">
            <text:p>Female Health Workers Killed</text:p>
          </table:table-cell>
          <table:table-cell table:style-name="ce6" office:value-type="string" calcext:value-type="string">
            <text:p>Male 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International Health Workers Working Within the Aid System Inju</text:p>
          </table:table-cell>
          <table:table-cell table:style-name="ce6" office:value-type="string" calcext:value-type="string">
            <text:p>International Health Worker Outside the Aid Structure Injured</text:p>
          </table:table-cell>
          <table:table-cell table:style-name="ce6" office:value-type="string" calcext:value-type="string">
            <text:p>National Employees of International Aid Agencies Injured</text:p>
          </table:table-cell>
          <table:table-cell table:style-name="ce6" office:value-type="string" calcext:value-type="string">
            <text:p>Health Worker Working Within National Health Structure Injur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Injured</text:p>
          </table:table-cell>
          <table:table-cell table:style-name="ce6" office:value-type="string" calcext:value-type="string">
            <text:p>Male Health Workers Injured 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International Health Workers Working Within the Aid System Kidn</text:p>
          </table:table-cell>
          <table:table-cell table:style-name="ce6" office:value-type="string" calcext:value-type="string">
            <text:p>International Health Worker Outside the Aid Structure Kidnapped</text:p>
          </table:table-cell>
          <table:table-cell table:style-name="ce6" office:value-type="string" calcext:value-type="string">
            <text:p>National Employees of International Aid Agencies Kidnapped</text:p>
          </table:table-cell>
          <table:table-cell table:style-name="ce6" office:value-type="string" calcext:value-type="string">
            <text:p>Health Worker Working Within National Health Structure Kidnappe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Kidnapped</text:p>
          </table:table-cell>
          <table:table-cell table:style-name="ce6" office:value-type="string" calcext:value-type="string">
            <text:p>Male Health Workers Kidan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International Health Workers Working Within the Aid System Arre</text:p>
          </table:table-cell>
          <table:table-cell table:style-name="ce6" office:value-type="string" calcext:value-type="string">
            <text:p>International Health Worker Outside the Aid Structure Arrested </text:p>
          </table:table-cell>
          <table:table-cell table:style-name="ce6" office:value-type="string" calcext:value-type="string">
            <text:p>National Employees of International Aid Agencies Arrested or De</text:p>
          </table:table-cell>
          <table:table-cell table:style-name="ce6" office:value-type="string" calcext:value-type="string">
            <text:p>Health Worker Working Within National Health Structure Arrest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Arrested or Detained</text:p>
          </table:table-cell>
          <table:table-cell table:style-name="ce6" office:value-type="string" calcext:value-type="string">
            <text:p>Male Health Workers Arrested or Detained</text:p>
          </table:table-cell>
          <table:table-cell table:style-name="ce6" office:value-type="string" calcext:value-type="string">
            <text:p>Conflict-Related Violence</text:p>
          </table:table-cell>
          <table:table-cell table:style-name="ce6" office:value-type="string" calcext:value-type="string">
            <text:p>Political-Related Violence</text:p>
          </table:table-cell>
          <table:table-cell table:style-name="ce6" office:value-type="string" calcext:value-type="string">
            <text:p>COVID-19-Related Violence</text:p>
          </table:table-cell>
          <table:table-cell table:style-name="ce6" office:value-type="string" calcext:value-type="string">
            <text:p>Ebola-Related Violence</text:p>
          </table:table-cell>
          <table:table-cell table:style-name="ce6" office:value-type="string" calcext:value-type="string">
            <text:p>Vaccination-Related Violence</text:p>
          </table:table-cell>
          <table:table-cell table:style-name="ce6" office:value-type="string" calcext:value-type="string">
            <text:p>SiND Event ID</text:p>
          </table:table-cell>
          <table:table-cell table:style-name="ce6" table:number-columns-repeated="957"/>
        </table:table-row>
        <table:table-row table:style-name="ro2">
          <table:table-cell table:style-name="ce1" office:value-type="string" calcext:value-type="string">
            <text:p>#date</text:p>
          </table:table-cell>
          <table:table-cell table:style-name="ce1" office:value-type="string" calcext:value-type="string">
            <text:p>#country +name</text:p>
          </table:table-cell>
          <table:table-cell table:style-name="ce1" office:value-type="string" calcext:value-type="string">
            <text:p>#country +ISO</text:p>
          </table:table-cell>
          <table:table-cell table:style-name="ce1" office:value-type="string" calcext:value-type="string">
            <text:p>#group +perp </text:p>
          </table:table-cell>
          <table:table-cell table:style-name="ce1" office:value-type="string" calcext:value-type="string">
            <text:p>#group +perp +name</text:p>
          </table:table-cell>
          <table:table-cell table:style-name="ce1" office:value-type="string" calcext:value-type="string">
            <text:p>#weapon</text:p>
          </table:table-cell>
          <table:table-cell table:style-name="ce1" office:value-type="string" calcext:value-type="string">
            <text:p>#indicator +health_facility +destroyed +num</text:p>
          </table:table-cell>
          <table:table-cell table:style-name="ce1" office:value-type="string" calcext:value-type="string">
            <text:p>#indicator +health_facility +damaged +num</text:p>
          </table:table-cell>
          <table:table-cell table:style-name="ce1" office:value-type="string" calcext:value-type="string">
            <text:p>#indicator +health_facility +armed_entry +num</text:p>
          </table:table-cell>
          <table:table-cell table:style-name="ce1" office:value-type="string" calcext:value-type="string">
            <text:p>#indicator +health_facility +occupy</text:p>
          </table:table-cell>
          <table:table-cell table:style-name="ce1" office:value-type="string" calcext:value-type="string">
            <text:p>#indicator +health_transport +destroyed +num</text:p>
          </table:table-cell>
          <table:table-cell table:style-name="ce1" office:value-type="string" calcext:value-type="string">
            <text:p>#indicator +health_transport +damaged +num</text:p>
          </table:table-cell>
          <table:table-cell table:style-name="ce1" office:value-type="string" calcext:value-type="string">
            <text:p>#indicator +health_transport +abducted +num</text:p>
          </table:table-cell>
          <table:table-cell table:style-name="ce1" office:value-type="string" calcext:value-type="string">
            <text:p>#indicator +health_supplies +taken +num</text:p>
          </table:table-cell>
          <table:table-cell table:style-name="ce1" office:value-type="string" calcext:value-type="string">
            <text:p>#indicator +health_obstruction</text:p>
          </table:table-cell>
          <table:table-cell table:style-name="ce1" office:value-type="string" calcext:value-type="string">
            <text:p>#affected +healthworker +killed</text:p>
          </table:table-cell>
          <table:table-cell table:style-name="ce1" office:value-type="string" calcext:value-type="string">
            <text:p>#affected +healthworker +injured</text:p>
          </table:table-cell>
          <table:table-cell table:style-name="ce1" office:value-type="string" calcext:value-type="string">
            <text:p>#affected +healthworker +arrested</text:p>
          </table:table-cell>
          <table:table-cell table:style-name="ce1" office:value-type="string" calcext:value-type="string">
            <text:p>#affected +healthworker +kidnapp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threaten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SGBV</text:p>
          </table:table-cell>
          <table:table-cell table:style-name="ce1" table:number-columns-repeated="1001"/>
        </table:table-row>
        <table:table-row table:style-name="ro3">
          <table:table-cell table:style-name="ce2" office:value-type="date" office:date-value="2016-04-16" calcext:value-type="date">
            <text:p>16/04/2016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sar al-Din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53" calcext:value-type="float">
            <text:p>212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21" calcext:value-type="date">
            <text:p>21/04/2016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sar al-Din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77" calcext:value-type="float">
            <text:p>212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19" calcext:value-type="date">
            <text:p>19/05/2016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14" calcext:value-type="float">
            <text:p>212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21" calcext:value-type="date">
            <text:p>21/10/2016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729" calcext:value-type="float">
            <text:p>207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24" calcext:value-type="date">
            <text:p>24/12/2016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ovement for Oneness and Jihad in West Afric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14" calcext:value-type="float">
            <text:p>204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30" calcext:value-type="date">
            <text:p>30/01/201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473" calcext:value-type="float">
            <text:p>224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2-07" calcext:value-type="date">
            <text:p>07/02/201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ovement for Oneness and Jihad in West Afric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426" calcext:value-type="float">
            <text:p>224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4" calcext:value-type="date">
            <text:p>24/04/201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544" calcext:value-type="float">
            <text:p>225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5" calcext:value-type="date">
            <text:p>25/04/201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472" calcext:value-type="float">
            <text:p>224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6-15" calcext:value-type="date">
            <text:p>15/06/201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683" calcext:value-type="float">
            <text:p>326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6-26" calcext:value-type="date">
            <text:p>26/06/201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16" calcext:value-type="float">
            <text:p>326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15" calcext:value-type="date">
            <text:p>15/08/201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730" calcext:value-type="float">
            <text:p>217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17" calcext:value-type="date">
            <text:p>17/09/201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24" calcext:value-type="float">
            <text:p>326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0-15" calcext:value-type="date">
            <text:p>15/10/201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92" calcext:value-type="float">
            <text:p>219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0-15" calcext:value-type="date">
            <text:p>15/10/201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04" calcext:value-type="float">
            <text:p>219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0-20" calcext:value-type="date">
            <text:p>20/10/2017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625" calcext:value-type="float">
            <text:p>326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4-20" calcext:value-type="date">
            <text:p>20/04/2018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627" calcext:value-type="float">
            <text:p>326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5-01" calcext:value-type="date">
            <text:p>01/05/2018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87" calcext:value-type="float">
            <text:p>223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6-08" calcext:value-type="date">
            <text:p>08/06/2018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628" calcext:value-type="float">
            <text:p>326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6-16" calcext:value-type="date">
            <text:p>16/06/2018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NLA National Movement for the Liberation of Azawad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26" calcext:value-type="float">
            <text:p>326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6-22" calcext:value-type="date">
            <text:p>22/06/2018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731" calcext:value-type="float">
            <text:p>327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6-24" calcext:value-type="date">
            <text:p>24/06/2018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40" calcext:value-type="float">
            <text:p>326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05" calcext:value-type="date">
            <text:p>05/11/2018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41" calcext:value-type="float">
            <text:p>326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15" calcext:value-type="date">
            <text:p>15/11/2018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642" calcext:value-type="float">
            <text:p>326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23" calcext:value-type="date">
            <text:p>23/11/2018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643" calcext:value-type="float">
            <text:p>326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15" calcext:value-type="date">
            <text:p>15/12/2018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cina Liberation Fro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44" calcext:value-type="float">
            <text:p>326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19" calcext:value-type="date">
            <text:p>19/01/2019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654" calcext:value-type="float">
            <text:p>326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11" calcext:value-type="date">
            <text:p>11/02/2019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, NoInformation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645" calcext:value-type="float">
            <text:p>326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30" calcext:value-type="date">
            <text:p>30/03/2019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50" calcext:value-type="float">
            <text:p>326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02" calcext:value-type="date">
            <text:p>02/04/2019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46" calcext:value-type="float">
            <text:p>326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24" calcext:value-type="date">
            <text:p>24/04/2019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51" calcext:value-type="float">
            <text:p>326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4" calcext:value-type="date">
            <text:p>04/05/2019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688" calcext:value-type="float">
            <text:p>326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17" calcext:value-type="date">
            <text:p>17/05/2019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652" calcext:value-type="float">
            <text:p>326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29" calcext:value-type="date">
            <text:p>29/07/2019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653" calcext:value-type="float">
            <text:p>326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01" calcext:value-type="date">
            <text:p>01/08/2019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656" calcext:value-type="float">
            <text:p>326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07" calcext:value-type="date">
            <text:p>07/08/2019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657" calcext:value-type="float">
            <text:p>326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17" calcext:value-type="date">
            <text:p>17/08/2019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655" calcext:value-type="float">
            <text:p>326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31" calcext:value-type="date">
            <text:p>31/08/2019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2687" calcext:value-type="float">
            <text:p>326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7" calcext:value-type="date">
            <text:p>27/11/2019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2659" calcext:value-type="float">
            <text:p>326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4" calcext:value-type="date">
            <text:p>14/02/2020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18" calcext:value-type="float">
            <text:p>261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8" calcext:value-type="date">
            <text:p>18/02/2020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89" calcext:value-type="float">
            <text:p>261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20" calcext:value-type="date">
            <text:p>20/06/2020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817" calcext:value-type="float">
            <text:p>248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04" calcext:value-type="date">
            <text:p>04/09/2020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500" calcext:value-type="float">
            <text:p>255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07" calcext:value-type="date">
            <text:p>07/09/2020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94" calcext:value-type="float">
            <text:p>261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08" calcext:value-type="date">
            <text:p>08/09/2020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735" calcext:value-type="float">
            <text:p>257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5" calcext:value-type="date">
            <text:p>05/01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bulanceDriver, 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842" calcext:value-type="float">
            <text:p>268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8" calcext:value-type="date">
            <text:p>08/01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88" calcext:value-type="float">
            <text:p>327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9" calcext:value-type="date">
            <text:p>19/01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89" calcext:value-type="float">
            <text:p>327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6" calcext:value-type="date">
            <text:p>26/01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127" calcext:value-type="float">
            <text:p>271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1" calcext:value-type="date">
            <text:p>01/02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, 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301" calcext:value-type="float">
            <text:p>273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10" calcext:value-type="date">
            <text:p>10/02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104" calcext:value-type="float">
            <text:p>271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18" calcext:value-type="date">
            <text:p>18/02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105" calcext:value-type="float">
            <text:p>271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3" calcext:value-type="date">
            <text:p>03/03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80" calcext:value-type="float">
            <text:p>353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5" calcext:value-type="date">
            <text:p>15/03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81" calcext:value-type="float">
            <text:p>353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6" calcext:value-type="date">
            <text:p>16/03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300" calcext:value-type="float">
            <text:p>273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9" calcext:value-type="date">
            <text:p>19/05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VaccinationWork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8142" calcext:value-type="float">
            <text:p>281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5" calcext:value-type="date">
            <text:p>05/06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91" calcext:value-type="float">
            <text:p>327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7" calcext:value-type="date">
            <text:p>07/06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West Africa Provinc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407" calcext:value-type="float">
            <text:p>284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3" calcext:value-type="date">
            <text:p>13/06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458" calcext:value-type="float">
            <text:p>284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4" calcext:value-type="date">
            <text:p>24/06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8550" calcext:value-type="float">
            <text:p>285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8" calcext:value-type="date">
            <text:p>08/07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649" calcext:value-type="float">
            <text:p>286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2" calcext:value-type="date">
            <text:p>12/07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787" calcext:value-type="float">
            <text:p>287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3" calcext:value-type="date">
            <text:p>13/07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822" calcext:value-type="float">
            <text:p>288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4" calcext:value-type="date">
            <text:p>24/08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83" calcext:value-type="float">
            <text:p>340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7" calcext:value-type="date">
            <text:p>27/08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90" calcext:value-type="float">
            <text:p>340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29" calcext:value-type="date">
            <text:p>29/12/2021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, Guard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587" calcext:value-type="float">
            <text:p>305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2" calcext:value-type="date">
            <text:p>12/01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41" calcext:value-type="float">
            <text:p>311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8" calcext:value-type="date">
            <text:p>18/01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Health worker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496" calcext:value-type="float">
            <text:p>334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2" calcext:value-type="date">
            <text:p>22/01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97" calcext:value-type="float">
            <text:p>334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6" calcext:value-type="date">
            <text:p>06/02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11" calcext:value-type="float">
            <text:p>335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8" calcext:value-type="date">
            <text:p>08/02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50" calcext:value-type="float">
            <text:p>317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9" calcext:value-type="date">
            <text:p>19/02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13" calcext:value-type="float">
            <text:p>335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3" calcext:value-type="date">
            <text:p>23/02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vernmentWork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14" calcext:value-type="float">
            <text:p>335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3" calcext:value-type="date">
            <text:p>23/02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23" calcext:value-type="float">
            <text:p>340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3" calcext:value-type="date">
            <text:p>23/02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25" calcext:value-type="float">
            <text:p>340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3" calcext:value-type="date">
            <text:p>23/02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27" calcext:value-type="float">
            <text:p>340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4" calcext:value-type="date">
            <text:p>24/02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Mali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28" calcext:value-type="float">
            <text:p>340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4" calcext:value-type="date">
            <text:p>24/02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26" calcext:value-type="float">
            <text:p>340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7" calcext:value-type="date">
            <text:p>27/02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029" calcext:value-type="float">
            <text:p>340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6" calcext:value-type="date">
            <text:p>16/03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30" calcext:value-type="float">
            <text:p>340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8" calcext:value-type="date">
            <text:p>18/03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33" calcext:value-type="float">
            <text:p>340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4" calcext:value-type="date">
            <text:p>24/03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31" calcext:value-type="float">
            <text:p>340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9" calcext:value-type="date">
            <text:p>29/03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IE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32" calcext:value-type="float">
            <text:p>340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19" calcext:value-type="date">
            <text:p>19/05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52" calcext:value-type="float">
            <text:p>351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4" calcext:value-type="date">
            <text:p>24/05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15" calcext:value-type="float">
            <text:p>351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6" calcext:value-type="date">
            <text:p>26/05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54" calcext:value-type="float">
            <text:p>328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6" calcext:value-type="date">
            <text:p>26/05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62" calcext:value-type="float">
            <text:p>351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01" calcext:value-type="date">
            <text:p>01/06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NoInform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92" calcext:value-type="float">
            <text:p>329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07" calcext:value-type="date">
            <text:p>07/06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Mali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65" calcext:value-type="float">
            <text:p>351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12" calcext:value-type="date">
            <text:p>12/06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91" calcext:value-type="float">
            <text:p>331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7" calcext:value-type="date">
            <text:p>07/07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06" calcext:value-type="float">
            <text:p>361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7" calcext:value-type="date">
            <text:p>07/07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62" calcext:value-type="float">
            <text:p>335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7" calcext:value-type="date">
            <text:p>07/07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61" calcext:value-type="float">
            <text:p>335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7" calcext:value-type="date">
            <text:p>07/07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Driv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07" calcext:value-type="float">
            <text:p>361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22" calcext:value-type="date">
            <text:p>22/07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08" calcext:value-type="float">
            <text:p>361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2" calcext:value-type="date">
            <text:p>02/08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25" calcext:value-type="float">
            <text:p>353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2" calcext:value-type="date">
            <text:p>02/08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No Information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55" calcext:value-type="float">
            <text:p>363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0" calcext:value-type="date">
            <text:p>10/08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56" calcext:value-type="float">
            <text:p>363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1" calcext:value-type="date">
            <text:p>11/08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4440" calcext:value-type="float">
            <text:p>344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9" calcext:value-type="date">
            <text:p>19/08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70" calcext:value-type="float">
            <text:p>345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1" calcext:value-type="date">
            <text:p>01/09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72" calcext:value-type="float">
            <text:p>345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4" calcext:value-type="date">
            <text:p>04/09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Mali Armed Forces, Militia, Wagner Group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74" calcext:value-type="float">
            <text:p>345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7" calcext:value-type="date">
            <text:p>07/09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70" calcext:value-type="float">
            <text:p>348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2" calcext:value-type="date">
            <text:p>12/09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54" calcext:value-type="float">
            <text:p>353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3" calcext:value-type="date">
            <text:p>23/09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Mali Armed Force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66" calcext:value-type="float">
            <text:p>361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3" calcext:value-type="date">
            <text:p>23/09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Mali Armed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41" calcext:value-type="float">
            <text:p>352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4" calcext:value-type="date">
            <text:p>04/10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71" calcext:value-type="float">
            <text:p>363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6" calcext:value-type="date">
            <text:p>06/10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72" calcext:value-type="float">
            <text:p>363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3" calcext:value-type="date">
            <text:p>13/10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85" calcext:value-type="float">
            <text:p>350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5" calcext:value-type="date">
            <text:p>25/10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03" calcext:value-type="float">
            <text:p>354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03" calcext:value-type="date">
            <text:p>03/11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, StillInCaptivit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39" calcext:value-type="float">
            <text:p>363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04" calcext:value-type="date">
            <text:p>04/11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42" calcext:value-type="float">
            <text:p>357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05" calcext:value-type="date">
            <text:p>05/11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40" calcext:value-type="float">
            <text:p>363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06" calcext:value-type="date">
            <text:p>06/11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46" calcext:value-type="float">
            <text:p>357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6" calcext:value-type="date">
            <text:p>16/11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, 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01" calcext:value-type="float">
            <text:p>360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6" calcext:value-type="date">
            <text:p>06/12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Mali Armed Forces, Wagner Group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82" calcext:value-type="float">
            <text:p>361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10" calcext:value-type="date">
            <text:p>10/12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96" calcext:value-type="float">
            <text:p>369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18" calcext:value-type="date">
            <text:p>18/12/202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05" calcext:value-type="float">
            <text:p>362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02" calcext:value-type="date">
            <text:p>02/01/2023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65" calcext:value-type="float">
            <text:p>365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03" calcext:value-type="date">
            <text:p>03/01/2023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91" calcext:value-type="float">
            <text:p>365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7" calcext:value-type="date">
            <text:p>17/01/2023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Militia, Wagner Group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18" calcext:value-type="float">
            <text:p>368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23" calcext:value-type="date">
            <text:p>23/01/2023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, Driv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92" calcext:value-type="float">
            <text:p>367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06" calcext:value-type="date">
            <text:p>06/02/2023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Mali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420" calcext:value-type="float">
            <text:p>374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16" calcext:value-type="date">
            <text:p>16/02/2023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35" calcext:value-type="float">
            <text:p>380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05" calcext:value-type="date">
            <text:p>05/03/2023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19" calcext:value-type="float">
            <text:p>381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05" calcext:value-type="date">
            <text:p>05/03/2023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15" calcext:value-type="float">
            <text:p>381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06" calcext:value-type="date">
            <text:p>06/03/2023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23" calcext:value-type="float">
            <text:p>381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21" calcext:value-type="date">
            <text:p>21/03/2023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Mali Armed Forces</text:p>
          </table:table-cell>
          <table:table-cell office:value-type="string" calcext:value-type="string">
            <text:p>Fist and Foot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08" calcext:value-type="float">
            <text:p>383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31" calcext:value-type="date">
            <text:p>31/03/2023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Mali Armed Forces, Wagner Group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79" calcext:value-type="float">
            <text:p>38479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7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5"/>
        <table:table-column table:style-name="co3" table:number-columns-repeated="63" table:default-cell-style-name="ce15"/>
        <table:table-column table:style-name="co3" table:number-columns-repeated="960" table:default-cell-style-name="ce20"/>
        <table:table-row table:style-name="ro5">
          <table:table-cell table:style-name="ce3" office:value-type="string" calcext:value-type="string">
            <text:p>This dataset contains agency- and open source events published in the Attacks on Health Care News Brief in Mali between 01 January 2016 to 26 April 2023. Categorized by country. 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nsecurity Insight. 2023. 2016-2023 Mali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10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10:02.520458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27:54.315610774</meta:creation-date>
    <dc:date>2023-05-15T16:10:56.192972095</dc:date>
    <meta:editing-duration>PT6M37S</meta:editing-duration>
    <meta:editing-cycles>3</meta:editing-cycles>
    <meta:generator>LibreOffice/7.0.4.2$Linux_X86_64 LibreOffice_project/00$Build-2</meta:generator>
    <meta:document-statistic meta:table-count="2" meta:cell-count="8595" meta:object-count="0"/>
  </office:meta>
</office:document-meta>
</file>